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803486" calcext:value-type="float">
            <text:p>0.000000803486</text:p>
          </table:table-cell>
          <table:table-cell table:formula="of:=IF([.B2]=0;0;IF([.B2]=1;1;LN([.B2]/(1-[.B2]))))" office:value-type="float" office:value="-14.0343052722053" calcext:value-type="float">
            <text:p>-14.0343052722053</text:p>
          </table:table-cell>
          <table:table-cell table:formula="of:=IF([.B2]=0;0;IF([.B2]=1;1;[.C2]+0.503786482723489))" office:value-type="float" office:value="-13.5305187894818" calcext:value-type="float">
            <text:p>-13.5305187894818</text:p>
          </table:table-cell>
          <table:table-cell table:formula="of:=IF([.B2]=0;0;IF([.B2]=1;1;1/(1+EXP(-[.D2]))))" office:value-type="float" office:value="0.00000132974931397146" calcext:value-type="float">
            <text:p>1.32974931397146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]=0;0;IF([.B3]=1;1;LN([.B3]/(1-[.B3]))))" office:value-type="float" office:value="0" calcext:value-type="float">
            <text:p>0</text:p>
          </table:table-cell>
          <table:table-cell table:formula="of:=IF([.B3]=0;0;IF([.B3]=1;1;[.C3]+0.503786482723489))" office:value-type="float" office:value="0" calcext:value-type="float">
            <text:p>0</text:p>
          </table:table-cell>
          <table:table-cell table:formula="of:=IF([.B3]=0;0;IF([.B3]=1;1;1/(1+EXP(-[.D3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48279" calcext:value-type="float">
            <text:p>0.000348279</text:p>
          </table:table-cell>
          <table:table-cell table:formula="of:=IF([.B4]=0;0;IF([.B4]=1;1;LN([.B4]/(1-[.B4]))))" office:value-type="float" office:value="-7.96215833559778" calcext:value-type="float">
            <text:p>-7.96215833559778</text:p>
          </table:table-cell>
          <table:table-cell table:formula="of:=IF([.B4]=0;0;IF([.B4]=1;1;[.C4]+0.503786482723489))" office:value-type="float" office:value="-7.45837185287429" calcext:value-type="float">
            <text:p>-7.45837185287429</text:p>
          </table:table-cell>
          <table:table-cell table:formula="of:=IF([.B4]=0;0;IF([.B4]=1;1;1/(1+EXP(-[.D4]))))" office:value-type="float" office:value="0.000576261918562464" calcext:value-type="float">
            <text:p>0.00057626191856246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909049" calcext:value-type="float">
            <text:p>0.00909049</text:p>
          </table:table-cell>
          <table:table-cell table:formula="of:=IF([.B5]=0;0;IF([.B5]=1;1;LN([.B5]/(1-[.B5]))))" office:value-type="float" office:value="-4.69139440622747" calcext:value-type="float">
            <text:p>-4.69139440622747</text:p>
          </table:table-cell>
          <table:table-cell table:formula="of:=IF([.B5]=0;0;IF([.B5]=1;1;[.C5]+0.503786482723489))" office:value-type="float" office:value="-4.18760792350398" calcext:value-type="float">
            <text:p>-4.18760792350398</text:p>
          </table:table-cell>
          <table:table-cell table:formula="of:=IF([.B5]=0;0;IF([.B5]=1;1;1/(1+EXP(-[.D5]))))" office:value-type="float" office:value="0.0149554965992355" calcext:value-type="float">
            <text:p>0.014955496599235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0536" calcext:value-type="float">
            <text:p>0.00010536</text:p>
          </table:table-cell>
          <table:table-cell table:formula="of:=IF([.B6]=0;0;IF([.B6]=1;1;LN([.B6]/(1-[.B6]))))" office:value-type="float" office:value="-9.15802213497849" calcext:value-type="float">
            <text:p>-9.15802213497849</text:p>
          </table:table-cell>
          <table:table-cell table:formula="of:=IF([.B6]=0;0;IF([.B6]=1;1;[.C6]+0.503786482723489))" office:value-type="float" office:value="-8.654235652255" calcext:value-type="float">
            <text:p>-8.654235652255</text:p>
          </table:table-cell>
          <table:table-cell table:formula="of:=IF([.B6]=0;0;IF([.B6]=1;1;1/(1+EXP(-[.D6]))))" office:value-type="float" office:value="0.000174356235068115" calcext:value-type="float">
            <text:p>0.00017435623506811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06612" calcext:value-type="float">
            <text:p>0.0000406612</text:p>
          </table:table-cell>
          <table:table-cell table:formula="of:=IF([.B7]=0;0;IF([.B7]=1;1;LN([.B7]/(1-[.B7]))))" office:value-type="float" office:value="-10.110195575138" calcext:value-type="float">
            <text:p>-10.110195575138</text:p>
          </table:table-cell>
          <table:table-cell table:formula="of:=IF([.B7]=0;0;IF([.B7]=1;1;[.C7]+0.503786482723489))" office:value-type="float" office:value="-9.60640909241447" calcext:value-type="float">
            <text:p>-9.60640909241447</text:p>
          </table:table-cell>
          <table:table-cell table:formula="of:=IF([.B7]=0;0;IF([.B7]=1;1;1/(1+EXP(-[.D7]))))" office:value-type="float" office:value="0.0000672915163682354" calcext:value-type="float">
            <text:p>6.72915163682354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549434" calcext:value-type="float">
            <text:p>0.0000549434</text:p>
          </table:table-cell>
          <table:table-cell table:formula="of:=IF([.B8]=0;0;IF([.B8]=1;1;LN([.B8]/(1-[.B8]))))" office:value-type="float" office:value="-9.80915204860906" calcext:value-type="float">
            <text:p>-9.80915204860906</text:p>
          </table:table-cell>
          <table:table-cell table:formula="of:=IF([.B8]=0;0;IF([.B8]=1;1;[.C8]+0.503786482723489))" office:value-type="float" office:value="-9.30536556588557" calcext:value-type="float">
            <text:p>-9.30536556588557</text:p>
          </table:table-cell>
          <table:table-cell table:formula="of:=IF([.B8]=0;0;IF([.B8]=1;1;1/(1+EXP(-[.D8]))))" office:value-type="float" office:value="0.0000909267339869781" calcext:value-type="float">
            <text:p>9.09267339869781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940816" calcext:value-type="float">
            <text:p>0.00940816</text:p>
          </table:table-cell>
          <table:table-cell table:formula="of:=IF([.B9]=0;0;IF([.B9]=1;1;LN([.B9]/(1-[.B9]))))" office:value-type="float" office:value="-4.65672518487397" calcext:value-type="float">
            <text:p>-4.65672518487397</text:p>
          </table:table-cell>
          <table:table-cell table:formula="of:=IF([.B9]=0;0;IF([.B9]=1;1;[.C9]+0.503786482723489))" office:value-type="float" office:value="-4.15293870215048" calcext:value-type="float">
            <text:p>-4.15293870215048</text:p>
          </table:table-cell>
          <table:table-cell table:formula="of:=IF([.B9]=0;0;IF([.B9]=1;1;1/(1+EXP(-[.D9]))))" office:value-type="float" office:value="0.0154749203281059" calcext:value-type="float">
            <text:p>0.015474920328105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53164" calcext:value-type="float">
            <text:p>0.000353164</text:p>
          </table:table-cell>
          <table:table-cell table:formula="of:=IF([.B10]=0;0;IF([.B10]=1;1;LN([.B10]/(1-[.B10]))))" office:value-type="float" office:value="-7.94822479330692" calcext:value-type="float">
            <text:p>-7.94822479330692</text:p>
          </table:table-cell>
          <table:table-cell table:formula="of:=IF([.B10]=0;0;IF([.B10]=1;1;[.C10]+0.503786482723489))" office:value-type="float" office:value="-7.44443831058343" calcext:value-type="float">
            <text:p>-7.44443831058343</text:p>
          </table:table-cell>
          <table:table-cell table:formula="of:=IF([.B10]=0;0;IF([.B10]=1;1;1/(1+EXP(-[.D10]))))" office:value-type="float" office:value="0.000584342763129383" calcext:value-type="float">
            <text:p>0.000584342763129383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]=0;0;IF([.B11]=1;1;LN([.B11]/(1-[.B11]))))" office:value-type="float" office:value="0" calcext:value-type="float">
            <text:p>0</text:p>
          </table:table-cell>
          <table:table-cell table:formula="of:=IF([.B11]=0;0;IF([.B11]=1;1;[.C11]+0.503786482723489))" office:value-type="float" office:value="0" calcext:value-type="float">
            <text:p>0</text:p>
          </table:table-cell>
          <table:table-cell table:formula="of:=IF([.B11]=0;0;IF([.B11]=1;1;1/(1+EXP(-[.D11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))" office:value-type="float" office:value="0" calcext:value-type="float">
            <text:p>0</text:p>
          </table:table-cell>
          <table:table-cell table:formula="of:=IF([.B12]=0;0;IF([.B12]=1;1;[.C12]+0.503786482723489))" office:value-type="float" office:value="0" calcext:value-type="float">
            <text:p>0</text:p>
          </table:table-cell>
          <table:table-cell table:formula="of:=IF([.B12]=0;0;IF([.B12]=1;1;1/(1+EXP(-[.D12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35416" calcext:value-type="float">
            <text:p>0.0000035416</text:p>
          </table:table-cell>
          <table:table-cell table:formula="of:=IF([.B13]=0;0;IF([.B13]=1;1;LN([.B13]/(1-[.B13]))))" office:value-type="float" office:value="-12.5509284139222" calcext:value-type="float">
            <text:p>-12.5509284139222</text:p>
          </table:table-cell>
          <table:table-cell table:formula="of:=IF([.B13]=0;0;IF([.B13]=1;1;[.C13]+0.503786482723489))" office:value-type="float" office:value="-12.0471419311987" calcext:value-type="float">
            <text:p>-12.0471419311987</text:p>
          </table:table-cell>
          <table:table-cell table:formula="of:=IF([.B13]=0;0;IF([.B13]=1;1;1/(1+EXP(-[.D13]))))" office:value-type="float" office:value="0.00000586124926193655" calcext:value-type="float">
            <text:p>5.86124926193655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602761" calcext:value-type="float">
            <text:p>0.000000602761</text:p>
          </table:table-cell>
          <table:table-cell table:formula="of:=IF([.B14]=0;0;IF([.B14]=1;1;LN([.B14]/(1-[.B14]))))" office:value-type="float" office:value="-14.3217444676015" calcext:value-type="float">
            <text:p>-14.3217444676015</text:p>
          </table:table-cell>
          <table:table-cell table:formula="of:=IF([.B14]=0;0;IF([.B14]=1;1;[.C14]+0.503786482723489))" office:value-type="float" office:value="-13.8179579848781" calcext:value-type="float">
            <text:p>-13.8179579848781</text:p>
          </table:table-cell>
          <table:table-cell table:formula="of:=IF([.B14]=0;0;IF([.B14]=1;1;1/(1+EXP(-[.D14]))))" office:value-type="float" office:value="0.00000099755457047754" calcext:value-type="float">
            <text:p>9.97554570477539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26555" calcext:value-type="float">
            <text:p>0.0000126555</text:p>
          </table:table-cell>
          <table:table-cell table:formula="of:=IF([.B15]=0;0;IF([.B15]=1;1;LN([.B15]/(1-[.B15]))))" office:value-type="float" office:value="-11.2774059990925" calcext:value-type="float">
            <text:p>-11.2774059990925</text:p>
          </table:table-cell>
          <table:table-cell table:formula="of:=IF([.B15]=0;0;IF([.B15]=1;1;[.C15]+0.503786482723489))" office:value-type="float" office:value="-10.773619516369" calcext:value-type="float">
            <text:p>-10.773619516369</text:p>
          </table:table-cell>
          <table:table-cell table:formula="of:=IF([.B15]=0;0;IF([.B15]=1;1;1/(1+EXP(-[.D15]))))" office:value-type="float" office:value="0.0000209443746461398" calcext:value-type="float">
            <text:p>2.09443746461398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425736" calcext:value-type="float">
            <text:p>0.000425736</text:p>
          </table:table-cell>
          <table:table-cell table:formula="of:=IF([.B16]=0;0;IF([.B16]=1;1;LN([.B16]/(1-[.B16]))))" office:value-type="float" office:value="-7.76126529545823" calcext:value-type="float">
            <text:p>-7.76126529545823</text:p>
          </table:table-cell>
          <table:table-cell table:formula="of:=IF([.B16]=0;0;IF([.B16]=1;1;[.C16]+0.503786482723489))" office:value-type="float" office:value="-7.25747881273474" calcext:value-type="float">
            <text:p>-7.25747881273474</text:p>
          </table:table-cell>
          <table:table-cell table:formula="of:=IF([.B16]=0;0;IF([.B16]=1;1;1/(1+EXP(-[.D16]))))" office:value-type="float" office:value="0.000704386429147411" calcext:value-type="float">
            <text:p>0.00070438642914741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0;IF([.B17]=1;1;LN([.B17]/(1-[.B17]))))" office:value-type="float" office:value="0" calcext:value-type="float">
            <text:p>0</text:p>
          </table:table-cell>
          <table:table-cell table:formula="of:=IF([.B17]=0;0;IF([.B17]=1;1;[.C17]+0.503786482723489))" office:value-type="float" office:value="0" calcext:value-type="float">
            <text:p>0</text:p>
          </table:table-cell>
          <table:table-cell table:formula="of:=IF([.B17]=0;0;IF([.B17]=1;1;1/(1+EXP(-[.D17]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194048" calcext:value-type="float">
            <text:p>0.00000194048</text:p>
          </table:table-cell>
          <table:table-cell table:formula="of:=IF([.B18]=0;0;IF([.B18]=1;1;LN([.B18]/(1-[.B18]))))" office:value-type="float" office:value="-13.1525732523307" calcext:value-type="float">
            <text:p>-13.1525732523307</text:p>
          </table:table-cell>
          <table:table-cell table:formula="of:=IF([.B18]=0;0;IF([.B18]=1;1;[.C18]+0.503786482723489))" office:value-type="float" office:value="-12.6487867696072" calcext:value-type="float">
            <text:p>-12.6487867696072</text:p>
          </table:table-cell>
          <table:table-cell table:formula="of:=IF([.B18]=0;0;IF([.B18]=1;1;1/(1+EXP(-[.D18]))))" office:value-type="float" office:value="0.0000032114436681909" calcext:value-type="float">
            <text:p>3.2114436681909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135019" calcext:value-type="float">
            <text:p>0.0000000135019</text:p>
          </table:table-cell>
          <table:table-cell table:formula="of:=IF([.B19]=0;0;IF([.B19]=1;1;LN([.B19]/(1-[.B19]))))" office:value-type="float" office:value="-18.1204354071624" calcext:value-type="float">
            <text:p>-18.1204354071624</text:p>
          </table:table-cell>
          <table:table-cell table:formula="of:=IF([.B19]=0;0;IF([.B19]=1;1;[.C19]+0.503786482723489))" office:value-type="float" office:value="-17.6166489244389" calcext:value-type="float">
            <text:p>-17.6166489244389</text:p>
          </table:table-cell>
          <table:table-cell table:formula="of:=IF([.B19]=0;0;IF([.B19]=1;1;1/(1+EXP(-[.D19]))))" office:value-type="float" office:value="0.00000002234531970956" calcext:value-type="float">
            <text:p>2.23453197095581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44611" calcext:value-type="float">
            <text:p>0.00000044611</text:p>
          </table:table-cell>
          <table:table-cell table:formula="of:=IF([.B20]=0;0;IF([.B20]=1;1;LN([.B20]/(1-[.B20]))))" office:value-type="float" office:value="-14.6226998324548" calcext:value-type="float">
            <text:p>-14.6226998324548</text:p>
          </table:table-cell>
          <table:table-cell table:formula="of:=IF([.B20]=0;0;IF([.B20]=1;1;[.C20]+0.503786482723489))" office:value-type="float" office:value="-14.1189133497313" calcext:value-type="float">
            <text:p>-14.1189133497313</text:p>
          </table:table-cell>
          <table:table-cell table:formula="of:=IF([.B20]=0;0;IF([.B20]=1;1;1/(1+EXP(-[.D20]))))" office:value-type="float" office:value="0.00000073830110955396" calcext:value-type="float">
            <text:p>7.38301109553957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250711" calcext:value-type="float">
            <text:p>0.00000250711</text:p>
          </table:table-cell>
          <table:table-cell table:formula="of:=IF([.B21]=0;0;IF([.B21]=1;1;LN([.B21]/(1-[.B21]))))" office:value-type="float" office:value="-12.8963773554936" calcext:value-type="float">
            <text:p>-12.8963773554936</text:p>
          </table:table-cell>
          <table:table-cell table:formula="of:=IF([.B21]=0;0;IF([.B21]=1;1;[.C21]+0.503786482723489))" office:value-type="float" office:value="-12.3925908727701" calcext:value-type="float">
            <text:p>-12.3925908727701</text:p>
          </table:table-cell>
          <table:table-cell table:formula="of:=IF([.B21]=0;0;IF([.B21]=1;1;1/(1+EXP(-[.D21]))))" office:value-type="float" office:value="0.0000041491999643588" calcext:value-type="float">
            <text:p>4.1491999643588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383653" calcext:value-type="float">
            <text:p>0.00000000383653</text:p>
          </table:table-cell>
          <table:table-cell table:formula="of:=IF([.B22]=0;0;IF([.B22]=1;1;LN([.B22]/(1-[.B22]))))" office:value-type="float" office:value="-19.3786975208776" calcext:value-type="float">
            <text:p>-19.3786975208776</text:p>
          </table:table-cell>
          <table:table-cell table:formula="of:=IF([.B22]=0;0;IF([.B22]=1;1;[.C22]+0.503786482723489))" office:value-type="float" office:value="-18.8749110381541" calcext:value-type="float">
            <text:p>-18.8749110381541</text:p>
          </table:table-cell>
          <table:table-cell table:formula="of:=IF([.B22]=0;0;IF([.B22]=1;1;1/(1+EXP(-[.D22]))))" office:value-type="float" office:value="0.00000000634936490183" calcext:value-type="float">
            <text:p>6.3493649018303E-0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905929" calcext:value-type="float">
            <text:p>0.0000905929</text:p>
          </table:table-cell>
          <table:table-cell table:formula="of:=IF([.B23]=0;0;IF([.B23]=1;1;LN([.B23]/(1-[.B23]))))" office:value-type="float" office:value="-9.30904411742828" calcext:value-type="float">
            <text:p>-9.30904411742828</text:p>
          </table:table-cell>
          <table:table-cell table:formula="of:=IF([.B23]=0;0;IF([.B23]=1;1;[.C23]+0.503786482723489))" office:value-type="float" office:value="-8.80525763470479" calcext:value-type="float">
            <text:p>-8.80525763470479</text:p>
          </table:table-cell>
          <table:table-cell table:formula="of:=IF([.B23]=0;0;IF([.B23]=1;1;1/(1+EXP(-[.D23]))))" office:value-type="float" office:value="0.000149920175909381" calcext:value-type="float">
            <text:p>0.000149920175909381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96189" calcext:value-type="float">
            <text:p>0.0596189</text:p>
          </table:table-cell>
          <table:table-cell table:formula="of:=IF([.B24]=0;0;IF([.B24]=1;1;LN([.B24]/(1-[.B24]))))" office:value-type="float" office:value="-2.75831258073802" calcext:value-type="float">
            <text:p>-2.75831258073802</text:p>
          </table:table-cell>
          <table:table-cell table:formula="of:=IF([.B24]=0;0;IF([.B24]=1;1;[.C24]+0.503786482723489))" office:value-type="float" office:value="-2.25452609801453" calcext:value-type="float">
            <text:p>-2.25452609801453</text:p>
          </table:table-cell>
          <table:table-cell table:formula="of:=IF([.B24]=0;0;IF([.B24]=1;1;1/(1+EXP(-[.D24]))))" office:value-type="float" office:value="0.0949597673796186" calcext:value-type="float">
            <text:p>0.094959767379618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08197" calcext:value-type="float">
            <text:p>0.000208197</text:p>
          </table:table-cell>
          <table:table-cell table:formula="of:=IF([.B25]=0;0;IF([.B25]=1;1;LN([.B25]/(1-[.B25]))))" office:value-type="float" office:value="-8.47681759243312" calcext:value-type="float">
            <text:p>-8.47681759243312</text:p>
          </table:table-cell>
          <table:table-cell table:formula="of:=IF([.B25]=0;0;IF([.B25]=1;1;[.C25]+0.503786482723489))" office:value-type="float" office:value="-7.97303110970963" calcext:value-type="float">
            <text:p>-7.97303110970963</text:p>
          </table:table-cell>
          <table:table-cell table:formula="of:=IF([.B25]=0;0;IF([.B25]=1;1;1/(1+EXP(-[.D25]))))" office:value-type="float" office:value="0.000344514050509502" calcext:value-type="float">
            <text:p>0.000344514050509502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975631" calcext:value-type="float">
            <text:p>0.00975631</text:p>
          </table:table-cell>
          <table:table-cell table:formula="of:=IF([.B26]=0;0;IF([.B26]=1;1;LN([.B26]/(1-[.B26]))))" office:value-type="float" office:value="-4.62003680918687" calcext:value-type="float">
            <text:p>-4.62003680918687</text:p>
          </table:table-cell>
          <table:table-cell table:formula="of:=IF([.B26]=0;0;IF([.B26]=1;1;[.C26]+0.503786482723489))" office:value-type="float" office:value="-4.11625032646338" calcext:value-type="float">
            <text:p>-4.11625032646338</text:p>
          </table:table-cell>
          <table:table-cell table:formula="of:=IF([.B26]=0;0;IF([.B26]=1;1;1/(1+EXP(-[.D26]))))" office:value-type="float" office:value="0.0160439353735247" calcext:value-type="float">
            <text:p>0.016043935373524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67597" calcext:value-type="float">
            <text:p>3.68E-06</text:p>
          </table:table-cell>
          <table:table-cell table:formula="of:=IF([.B27]=0;0;IF([.B27]=1;1;LN([.B27]/(1-[.B27]))))" office:value-type="float" office:value="-12.513689838572" calcext:value-type="float">
            <text:p>-12.513689838572</text:p>
          </table:table-cell>
          <table:table-cell table:formula="of:=IF([.B27]=0;0;IF([.B27]=1;1;[.C27]+0.503786482723489))" office:value-type="float" office:value="-12.0099033558485" calcext:value-type="float">
            <text:p>-12.0099033558485</text:p>
          </table:table-cell>
          <table:table-cell table:formula="of:=IF([.B27]=0;0;IF([.B27]=1;1;1/(1+EXP(-[.D27]))))" office:value-type="float" office:value="0.00000608362733035369" calcext:value-type="float">
            <text:p>6.08362733035369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69725" calcext:value-type="float">
            <text:p>0.069725</text:p>
          </table:table-cell>
          <table:table-cell table:formula="of:=IF([.B28]=0;0;IF([.B28]=1;1;LN([.B28]/(1-[.B28]))))" office:value-type="float" office:value="-2.59092130784817" calcext:value-type="float">
            <text:p>-2.59092130784817</text:p>
          </table:table-cell>
          <table:table-cell table:formula="of:=IF([.B28]=0;0;IF([.B28]=1;1;[.C28]+0.503786482723489))" office:value-type="float" office:value="-2.08713482512468" calcext:value-type="float">
            <text:p>-2.08713482512468</text:p>
          </table:table-cell>
          <table:table-cell table:formula="of:=IF([.B28]=0;0;IF([.B28]=1;1;1/(1+EXP(-[.D28]))))" office:value-type="float" office:value="0.110353550877162" calcext:value-type="float">
            <text:p>0.110353550877162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248302" calcext:value-type="float">
            <text:p>2.48E-09</text:p>
          </table:table-cell>
          <table:table-cell table:formula="of:=IF([.B29]=0;0;IF([.B29]=1;1;LN([.B29]/(1-[.B29]))))" office:value-type="float" office:value="-19.8137902731973" calcext:value-type="float">
            <text:p>-19.8137902731973</text:p>
          </table:table-cell>
          <table:table-cell table:formula="of:=IF([.B29]=0;0;IF([.B29]=1;1;[.C29]+0.503786482723489))" office:value-type="float" office:value="-19.3100037904739" calcext:value-type="float">
            <text:p>-19.3100037904739</text:p>
          </table:table-cell>
          <table:table-cell table:formula="of:=IF([.B29]=0;0;IF([.B29]=1;1;1/(1+EXP(-[.D29]))))" office:value-type="float" office:value="0.0000000041093384002" calcext:value-type="float">
            <text:p>4.10933840019996E-0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311871" calcext:value-type="float">
            <text:p>3.12E-05</text:p>
          </table:table-cell>
          <table:table-cell table:formula="of:=IF([.B30]=0;0;IF([.B30]=1;1;LN([.B30]/(1-[.B30]))))" office:value-type="float" office:value="-10.3754748225998" calcext:value-type="float">
            <text:p>-10.3754748225998</text:p>
          </table:table-cell>
          <table:table-cell table:formula="of:=IF([.B30]=0;0;IF([.B30]=1;1;[.C30]+0.503786482723489))" office:value-type="float" office:value="-9.87168833987627" calcext:value-type="float">
            <text:p>-9.87168833987627</text:p>
          </table:table-cell>
          <table:table-cell table:formula="of:=IF([.B30]=0;0;IF([.B30]=1;1;1/(1+EXP(-[.D30]))))" office:value-type="float" office:value="0.0000516128464602545" calcext:value-type="float">
            <text:p>5.16128464602545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1176" calcext:value-type="float">
            <text:p>1.01E-05</text:p>
          </table:table-cell>
          <table:table-cell table:formula="of:=IF([.B31]=0;0;IF([.B31]=1;1;LN([.B31]/(1-[.B31]))))" office:value-type="float" office:value="-11.5012239587295" calcext:value-type="float">
            <text:p>-11.5012239587295</text:p>
          </table:table-cell>
          <table:table-cell table:formula="of:=IF([.B31]=0;0;IF([.B31]=1;1;[.C31]+0.503786482723489))" office:value-type="float" office:value="-10.997437476006" calcext:value-type="float">
            <text:p>-10.997437476006</text:p>
          </table:table-cell>
          <table:table-cell table:formula="of:=IF([.B31]=0;0;IF([.B31]=1;1;1/(1+EXP(-[.D31]))))" office:value-type="float" office:value="0.0000167442738068345" calcext:value-type="float">
            <text:p>1.67442738068345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25208" calcext:value-type="float">
            <text:p>3.25E-05</text:p>
          </table:table-cell>
          <table:table-cell table:formula="of:=IF([.B32]=0;0;IF([.B32]=1;1;LN([.B32]/(1-[.B32]))))" office:value-type="float" office:value="-10.3335981520124" calcext:value-type="float">
            <text:p>-10.3335981520124</text:p>
          </table:table-cell>
          <table:table-cell table:formula="of:=IF([.B32]=0;0;IF([.B32]=1;1;[.C32]+0.503786482723489))" office:value-type="float" office:value="-9.82981166928894" calcext:value-type="float">
            <text:p>-9.82981166928894</text:p>
          </table:table-cell>
          <table:table-cell table:formula="of:=IF([.B32]=0;0;IF([.B32]=1;1;1/(1+EXP(-[.D32]))))" office:value-type="float" office:value="0.0000538199957984034" calcext:value-type="float">
            <text:p>5.38199957984034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774" calcext:value-type="float">
            <text:p>0.012774</text:p>
          </table:table-cell>
          <table:table-cell table:formula="of:=IF([.B33]=0;0;IF([.B33]=1;1;LN([.B33]/(1-[.B33]))))" office:value-type="float" office:value="-4.34748713477998" calcext:value-type="float">
            <text:p>-4.34748713477998</text:p>
          </table:table-cell>
          <table:table-cell table:formula="of:=IF([.B33]=0;0;IF([.B33]=1;1;[.C33]+0.503786482723489))" office:value-type="float" office:value="-3.84370065205649" calcext:value-type="float">
            <text:p>-3.84370065205649</text:p>
          </table:table-cell>
          <table:table-cell table:formula="of:=IF([.B33]=0;0;IF([.B33]=1;1;1/(1+EXP(-[.D33]))))" office:value-type="float" office:value="0.0209652536958515" calcext:value-type="float">
            <text:p>0.020965253695851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395919" calcext:value-type="float">
            <text:p>0.000395919</text:p>
          </table:table-cell>
          <table:table-cell table:formula="of:=IF([.B34]=0;0;IF([.B34]=1;1;LN([.B34]/(1-[.B34]))))" office:value-type="float" office:value="-7.83390491568999" calcext:value-type="float">
            <text:p>-7.83390491568999</text:p>
          </table:table-cell>
          <table:table-cell table:formula="of:=IF([.B34]=0;0;IF([.B34]=1;1;[.C34]+0.503786482723489))" office:value-type="float" office:value="-7.3301184329665" calcext:value-type="float">
            <text:p>-7.3301184329665</text:p>
          </table:table-cell>
          <table:table-cell table:formula="of:=IF([.B34]=0;0;IF([.B34]=1;1;1/(1+EXP(-[.D34]))))" office:value-type="float" office:value="0.000655066556723445" calcext:value-type="float">
            <text:p>0.00065506655672344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237264" calcext:value-type="float">
            <text:p>2.37E-06</text:p>
          </table:table-cell>
          <table:table-cell table:formula="of:=IF([.B35]=0;0;IF([.B35]=1;1;LN([.B35]/(1-[.B35]))))" office:value-type="float" office:value="-12.9515049260768" calcext:value-type="float">
            <text:p>-12.9515049260768</text:p>
          </table:table-cell>
          <table:table-cell table:formula="of:=IF([.B35]=0;0;IF([.B35]=1;1;[.C35]+0.503786482723489))" office:value-type="float" office:value="-12.4477184433533" calcext:value-type="float">
            <text:p>-12.4477184433533</text:p>
          </table:table-cell>
          <table:table-cell table:formula="of:=IF([.B35]=0;0;IF([.B35]=1;1;1/(1+EXP(-[.D35]))))" office:value-type="float" office:value="0.00000392665605836624" calcext:value-type="float">
            <text:p>3.92665605836624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964381" calcext:value-type="float">
            <text:p>9.64E-06</text:p>
          </table:table-cell>
          <table:table-cell table:formula="of:=IF([.B36]=0;0;IF([.B36]=1;1;LN([.B36]/(1-[.B36]))))" office:value-type="float" office:value="-11.5491846553517" calcext:value-type="float">
            <text:p>-11.5491846553517</text:p>
          </table:table-cell>
          <table:table-cell table:formula="of:=IF([.B36]=0;0;IF([.B36]=1;1;[.C36]+0.503786482723489))" office:value-type="float" office:value="-11.0453981726282" calcext:value-type="float">
            <text:p>-11.0453981726282</text:p>
          </table:table-cell>
          <table:table-cell table:formula="of:=IF([.B36]=0;0;IF([.B36]=1;1;1/(1+EXP(-[.D36]))))" office:value-type="float" office:value="0.000015960172895843" calcext:value-type="float">
            <text:p>1.5960172895843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678443" calcext:value-type="float">
            <text:p>6.78E-06</text:p>
          </table:table-cell>
          <table:table-cell table:formula="of:=IF([.B37]=0;0;IF([.B37]=1;1;LN([.B37]/(1-[.B37]))))" office:value-type="float" office:value="-11.9008734925964" calcext:value-type="float">
            <text:p>-11.9008734925964</text:p>
          </table:table-cell>
          <table:table-cell table:formula="of:=IF([.B37]=0;0;IF([.B37]=1;1;[.C37]+0.503786482723489))" office:value-type="float" office:value="-11.3970870098729" calcext:value-type="float">
            <text:p>-11.3970870098729</text:p>
          </table:table-cell>
          <table:table-cell table:formula="of:=IF([.B37]=0;0;IF([.B37]=1;1;1/(1+EXP(-[.D37]))))" office:value-type="float" office:value="0.0000112280186554502" calcext:value-type="float">
            <text:p>1.12280186554502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14554" calcext:value-type="float">
            <text:p>0.00114554</text:p>
          </table:table-cell>
          <table:table-cell table:formula="of:=IF([.B38]=0;0;IF([.B38]=1;1;LN([.B38]/(1-[.B38]))))" office:value-type="float" office:value="-6.77073294079869" calcext:value-type="float">
            <text:p>-6.77073294079869</text:p>
          </table:table-cell>
          <table:table-cell table:formula="of:=IF([.B38]=0;0;IF([.B38]=1;1;[.C38]+0.503786482723489))" office:value-type="float" office:value="-6.2669464580752" calcext:value-type="float">
            <text:p>-6.2669464580752</text:p>
          </table:table-cell>
          <table:table-cell table:formula="of:=IF([.B38]=0;0;IF([.B38]=1;1;1/(1+EXP(-[.D38]))))" office:value-type="float" office:value="0.00189441977525514" calcext:value-type="float">
            <text:p>0.0018944197752551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223343" calcext:value-type="float">
            <text:p>2.23E-07</text:p>
          </table:table-cell>
          <table:table-cell table:formula="of:=IF([.B39]=0;0;IF([.B39]=1;1;LN([.B39]/(1-[.B39]))))" office:value-type="float" office:value="-15.3145569072411" calcext:value-type="float">
            <text:p>-15.3145569072411</text:p>
          </table:table-cell>
          <table:table-cell table:formula="of:=IF([.B39]=0;0;IF([.B39]=1;1;[.C39]+0.503786482723489))" office:value-type="float" office:value="-14.8107704245176" calcext:value-type="float">
            <text:p>-14.8107704245176</text:p>
          </table:table-cell>
          <table:table-cell table:formula="of:=IF([.B39]=0;0;IF([.B39]=1;1;1/(1+EXP(-[.D39]))))" office:value-type="float" office:value="0.00000036962724164524" calcext:value-type="float">
            <text:p>3.69627241645235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351172" calcext:value-type="float">
            <text:p>3.51E-05</text:p>
          </table:table-cell>
          <table:table-cell table:formula="of:=IF([.B40]=0;0;IF([.B40]=1;1;LN([.B40]/(1-[.B40]))))" office:value-type="float" office:value="-10.2567844012106" calcext:value-type="float">
            <text:p>-10.2567844012106</text:p>
          </table:table-cell>
          <table:table-cell table:formula="of:=IF([.B40]=0;0;IF([.B40]=1;1;[.C40]+0.503786482723489))" office:value-type="float" office:value="-9.75299791848707" calcext:value-type="float">
            <text:p>-9.75299791848707</text:p>
          </table:table-cell>
          <table:table-cell table:formula="of:=IF([.B40]=0;0;IF([.B40]=1;1;1/(1+EXP(-[.D40]))))" office:value-type="float" office:value="0.0000581167850242724" calcext:value-type="float">
            <text:p>5.81167850242724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84853" calcext:value-type="float">
            <text:p>0.00984853</text:p>
          </table:table-cell>
          <table:table-cell table:formula="of:=IF([.B41]=0;0;IF([.B41]=1;1;LN([.B41]/(1-[.B41]))))" office:value-type="float" office:value="-4.6105357259572" calcext:value-type="float">
            <text:p>-4.6105357259572</text:p>
          </table:table-cell>
          <table:table-cell table:formula="of:=IF([.B41]=0;0;IF([.B41]=1;1;[.C41]+0.503786482723489))" office:value-type="float" office:value="-4.10674924323371" calcext:value-type="float">
            <text:p>-4.10674924323371</text:p>
          </table:table-cell>
          <table:table-cell table:formula="of:=IF([.B41]=0;0;IF([.B41]=1;1;1/(1+EXP(-[.D41]))))" office:value-type="float" office:value="0.0161946161983472" calcext:value-type="float">
            <text:p>0.0161946161983472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2029" calcext:value-type="float">
            <text:p>0.000232029</text:p>
          </table:table-cell>
          <table:table-cell table:formula="of:=IF([.B42]=0;0;IF([.B42]=1;1;LN([.B42]/(1-[.B42]))))" office:value-type="float" office:value="-8.36841613818692" calcext:value-type="float">
            <text:p>-8.36841613818692</text:p>
          </table:table-cell>
          <table:table-cell table:formula="of:=IF([.B42]=0;0;IF([.B42]=1;1;[.C42]+0.503786482723489))" office:value-type="float" office:value="-7.86462965546343" calcext:value-type="float">
            <text:p>-7.86462965546343</text:p>
          </table:table-cell>
          <table:table-cell table:formula="of:=IF([.B42]=0;0;IF([.B42]=1;1;1/(1+EXP(-[.D42]))))" office:value-type="float" office:value="0.000383944067607999" calcext:value-type="float">
            <text:p>0.00038394406760799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3]=0;0;IF([.B43]=1;1;LN([.B43]/(1-[.B43]))))" office:value-type="float" office:value="0" calcext:value-type="float">
            <text:p>0</text:p>
          </table:table-cell>
          <table:table-cell table:formula="of:=IF([.B43]=0;0;IF([.B43]=1;1;[.C43]+0.503786482723489))" office:value-type="float" office:value="0" calcext:value-type="float">
            <text:p>0</text:p>
          </table:table-cell>
          <table:table-cell table:formula="of:=IF([.B43]=0;0;IF([.B43]=1;1;1/(1+EXP(-[.D43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04165" calcext:value-type="float">
            <text:p>8.04E-07</text:p>
          </table:table-cell>
          <table:table-cell table:formula="of:=IF([.B44]=0;0;IF([.B44]=1;1;LN([.B44]/(1-[.B44]))))" office:value-type="float" office:value="-14.0334605607771" calcext:value-type="float">
            <text:p>-14.0334605607771</text:p>
          </table:table-cell>
          <table:table-cell table:formula="of:=IF([.B44]=0;0;IF([.B44]=1;1;[.C44]+0.503786482723489))" office:value-type="float" office:value="-13.5296740780536" calcext:value-type="float">
            <text:p>-13.5296740780536</text:p>
          </table:table-cell>
          <table:table-cell table:formula="of:=IF([.B44]=0;0;IF([.B44]=1;1;1/(1+EXP(-[.D44]))))" office:value-type="float" office:value="0.00000133087304146468" calcext:value-type="float">
            <text:p>1.33087304146468E-06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21004" calcext:value-type="float">
            <text:p>2.10E-08</text:p>
          </table:table-cell>
          <table:table-cell table:formula="of:=IF([.B45]=0;0;IF([.B45]=1;1;LN([.B45]/(1-[.B45]))))" office:value-type="float" office:value="-17.6785529201668" calcext:value-type="float">
            <text:p>-17.6785529201668</text:p>
          </table:table-cell>
          <table:table-cell table:formula="of:=IF([.B45]=0;0;IF([.B45]=1;1;[.C45]+0.503786482723489))" office:value-type="float" office:value="-17.1747664374433" calcext:value-type="float">
            <text:p>-17.1747664374433</text:p>
          </table:table-cell>
          <table:table-cell table:formula="of:=IF([.B45]=0;0;IF([.B45]=1;1;1/(1+EXP(-[.D45]))))" office:value-type="float" office:value="0.00000003476111457449" calcext:value-type="float">
            <text:p>3.4761114574494E-08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542946" calcext:value-type="float">
            <text:p>5.43E-05</text:p>
          </table:table-cell>
          <table:table-cell table:formula="of:=IF([.B46]=0;0;IF([.B46]=1;1;LN([.B46]/(1-[.B46]))))" office:value-type="float" office:value="-9.82103148740942" calcext:value-type="float">
            <text:p>-9.82103148740942</text:p>
          </table:table-cell>
          <table:table-cell table:formula="of:=IF([.B46]=0;0;IF([.B46]=1;1;[.C46]+0.503786482723489))" office:value-type="float" office:value="-9.31724500468593" calcext:value-type="float">
            <text:p>-9.31724500468593</text:p>
          </table:table-cell>
          <table:table-cell table:formula="of:=IF([.B46]=0;0;IF([.B46]=1;1;1/(1+EXP(-[.D46]))))" office:value-type="float" office:value="0.0000898530624051857" calcext:value-type="float">
            <text:p>8.98530624051857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824866" calcext:value-type="float">
            <text:p>8.25E-05</text:p>
          </table:table-cell>
          <table:table-cell table:formula="of:=IF([.B47]=0;0;IF([.B47]=1;1;LN([.B47]/(1-[.B47]))))" office:value-type="float" office:value="-9.4027922120561" calcext:value-type="float">
            <text:p>-9.4027922120561</text:p>
          </table:table-cell>
          <table:table-cell table:formula="of:=IF([.B47]=0;0;IF([.B47]=1;1;[.C47]+0.503786482723489))" office:value-type="float" office:value="-8.89900572933261" calcext:value-type="float">
            <text:p>-8.89900572933261</text:p>
          </table:table-cell>
          <table:table-cell table:formula="of:=IF([.B47]=0;0;IF([.B47]=1;1;1/(1+EXP(-[.D47]))))" office:value-type="float" office:value="0.000136505965006137" calcext:value-type="float">
            <text:p>0.00013650596500613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00762" calcext:value-type="float">
            <text:p>1.01E-06</text:p>
          </table:table-cell>
          <table:table-cell table:formula="of:=IF([.B48]=0;0;IF([.B48]=1;1;LN([.B48]/(1-[.B48]))))" office:value-type="float" office:value="-13.807918435898" calcext:value-type="float">
            <text:p>-13.807918435898</text:p>
          </table:table-cell>
          <table:table-cell table:formula="of:=IF([.B48]=0;0;IF([.B48]=1;1;[.C48]+0.503786482723489))" office:value-type="float" office:value="-13.3041319531745" calcext:value-type="float">
            <text:p>-13.3041319531745</text:p>
          </table:table-cell>
          <table:table-cell table:formula="of:=IF([.B48]=0;0;IF([.B48]=1;1;1/(1+EXP(-[.D48]))))" office:value-type="float" office:value="0.00000166758577572973" calcext:value-type="float">
            <text:p>1.66758577572973E-06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925354" calcext:value-type="float">
            <text:p>9.25E-09</text:p>
          </table:table-cell>
          <table:table-cell table:formula="of:=IF([.B49]=0;0;IF([.B49]=1;1;LN([.B49]/(1-[.B49]))))" office:value-type="float" office:value="-18.4982596466778" calcext:value-type="float">
            <text:p>-18.4982596466778</text:p>
          </table:table-cell>
          <table:table-cell table:formula="of:=IF([.B49]=0;0;IF([.B49]=1;1;[.C49]+0.503786482723489))" office:value-type="float" office:value="-17.9944731639543" calcext:value-type="float">
            <text:p>-17.9944731639543</text:p>
          </table:table-cell>
          <table:table-cell table:formula="of:=IF([.B49]=0;0;IF([.B49]=1;1;1/(1+EXP(-[.D49]))))" office:value-type="float" office:value="0.00000001531438614718" calcext:value-type="float">
            <text:p>1.53143861471754E-0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237348" calcext:value-type="float">
            <text:p>2.37E-08</text:p>
          </table:table-cell>
          <table:table-cell table:formula="of:=IF([.B50]=0;0;IF([.B50]=1;1;LN([.B50]/(1-[.B50]))))" office:value-type="float" office:value="-17.5563234876184" calcext:value-type="float">
            <text:p>-17.5563234876184</text:p>
          </table:table-cell>
          <table:table-cell table:formula="of:=IF([.B50]=0;0;IF([.B50]=1;1;[.C50]+0.503786482723489))" office:value-type="float" office:value="-17.0525370048949" calcext:value-type="float">
            <text:p>-17.0525370048949</text:p>
          </table:table-cell>
          <table:table-cell table:formula="of:=IF([.B50]=0;0;IF([.B50]=1;1;1/(1+EXP(-[.D50]))))" office:value-type="float" office:value="0.00000003928052279218" calcext:value-type="float">
            <text:p>3.9280522792183E-08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341073" calcext:value-type="float">
            <text:p>3.41E-08</text:p>
          </table:table-cell>
          <table:table-cell table:formula="of:=IF([.B51]=0;0;IF([.B51]=1;1;LN([.B51]/(1-[.B51]))))" office:value-type="float" office:value="-17.1937543652144" calcext:value-type="float">
            <text:p>-17.1937543652144</text:p>
          </table:table-cell>
          <table:table-cell table:formula="of:=IF([.B51]=0;0;IF([.B51]=1;1;[.C51]+0.503786482723489))" office:value-type="float" office:value="-16.6899678824909" calcext:value-type="float">
            <text:p>-16.6899678824909</text:p>
          </table:table-cell>
          <table:table-cell table:formula="of:=IF([.B51]=0;0;IF([.B51]=1;1;1/(1+EXP(-[.D51]))))" office:value-type="float" office:value="0.00000005644676028144" calcext:value-type="float">
            <text:p>5.64467602814388E-08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04444" calcext:value-type="float">
            <text:p>0.00104444</text:p>
          </table:table-cell>
          <table:table-cell table:formula="of:=IF([.B52]=0;0;IF([.B52]=1;1;LN([.B52]/(1-[.B52]))))" office:value-type="float" office:value="-6.86322943656307" calcext:value-type="float">
            <text:p>-6.86322943656307</text:p>
          </table:table-cell>
          <table:table-cell table:formula="of:=IF([.B52]=0;0;IF([.B52]=1;1;[.C52]+0.503786482723489))" office:value-type="float" office:value="-6.35944295383958" calcext:value-type="float">
            <text:p>-6.35944295383958</text:p>
          </table:table-cell>
          <table:table-cell table:formula="of:=IF([.B52]=0;0;IF([.B52]=1;1;1/(1+EXP(-[.D52]))))" office:value-type="float" office:value="0.00172734144603299" calcext:value-type="float">
            <text:p>0.00172734144603299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92514" calcext:value-type="float">
            <text:p>3.93E-06</text:p>
          </table:table-cell>
          <table:table-cell table:formula="of:=IF([.B53]=0;0;IF([.B53]=1;1;LN([.B53]/(1-[.B53]))))" office:value-type="float" office:value="-12.4481046134285" calcext:value-type="float">
            <text:p>-12.4481046134285</text:p>
          </table:table-cell>
          <table:table-cell table:formula="of:=IF([.B53]=0;0;IF([.B53]=1;1;[.C53]+0.503786482723489))" office:value-type="float" office:value="-11.944318130705" calcext:value-type="float">
            <text:p>-11.944318130705</text:p>
          </table:table-cell>
          <table:table-cell table:formula="of:=IF([.B53]=0;0;IF([.B53]=1;1;1/(1+EXP(-[.D53]))))" office:value-type="float" office:value="0.00000649599563717837" calcext:value-type="float">
            <text:p>6.49599563717837E-06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08586" calcext:value-type="float">
            <text:p>0.00108586</text:p>
          </table:table-cell>
          <table:table-cell table:formula="of:=IF([.B54]=0;0;IF([.B54]=1;1;LN([.B54]/(1-[.B54]))))" office:value-type="float" office:value="-6.82429652925118" calcext:value-type="float">
            <text:p>-6.82429652925118</text:p>
          </table:table-cell>
          <table:table-cell table:formula="of:=IF([.B54]=0;0;IF([.B54]=1;1;[.C54]+0.503786482723489))" office:value-type="float" office:value="-6.32051004652769" calcext:value-type="float">
            <text:p>-6.32051004652769</text:p>
          </table:table-cell>
          <table:table-cell table:formula="of:=IF([.B54]=0;0;IF([.B54]=1;1;1/(1+EXP(-[.D54]))))" office:value-type="float" office:value="0.00179579500404281" calcext:value-type="float">
            <text:p>0.001795795004042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0;IF([.B55]=1;1;LN([.B55]/(1-[.B55]))))" office:value-type="float" office:value="0" calcext:value-type="float">
            <text:p>0</text:p>
          </table:table-cell>
          <table:table-cell table:formula="of:=IF([.B55]=0;0;IF([.B55]=1;1;[.C55]+0.503786482723489))" office:value-type="float" office:value="0" calcext:value-type="float">
            <text:p>0</text:p>
          </table:table-cell>
          <table:table-cell table:formula="of:=IF([.B55]=0;0;IF([.B55]=1;1;1/(1+EXP(-[.D55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0;IF([.B56]=1;1;LN([.B56]/(1-[.B56]))))" office:value-type="float" office:value="0" calcext:value-type="float">
            <text:p>0</text:p>
          </table:table-cell>
          <table:table-cell table:formula="of:=IF([.B56]=0;0;IF([.B56]=1;1;[.C56]+0.503786482723489))" office:value-type="float" office:value="0" calcext:value-type="float">
            <text:p>0</text:p>
          </table:table-cell>
          <table:table-cell table:formula="of:=IF([.B56]=0;0;IF([.B56]=1;1;1/(1+EXP(-[.D56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0;IF([.B57]=1;1;LN([.B57]/(1-[.B57]))))" office:value-type="float" office:value="0" calcext:value-type="float">
            <text:p>0</text:p>
          </table:table-cell>
          <table:table-cell table:formula="of:=IF([.B57]=0;0;IF([.B57]=1;1;[.C57]+0.503786482723489))" office:value-type="float" office:value="0" calcext:value-type="float">
            <text:p>0</text:p>
          </table:table-cell>
          <table:table-cell table:formula="of:=IF([.B57]=0;0;IF([.B57]=1;1;1/(1+EXP(-[.D57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487389" calcext:value-type="float">
            <text:p>0.0487389</text:p>
          </table:table-cell>
          <table:table-cell table:formula="of:=IF([.B58]=0;0;IF([.B58]=1;1;LN([.B58]/(1-[.B58]))))" office:value-type="float" office:value="-2.97131109875425" calcext:value-type="float">
            <text:p>-2.97131109875425</text:p>
          </table:table-cell>
          <table:table-cell table:formula="of:=IF([.B58]=0;0;IF([.B58]=1;1;[.C58]+0.503786482723489))" office:value-type="float" office:value="-2.46752461603076" calcext:value-type="float">
            <text:p>-2.46752461603076</text:p>
          </table:table-cell>
          <table:table-cell table:formula="of:=IF([.B58]=0;0;IF([.B58]=1;1;1/(1+EXP(-[.D58]))))" office:value-type="float" office:value="0.0781664163075129" calcext:value-type="float">
            <text:p>0.07816641630751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9]=0;0;IF([.B59]=1;1;LN([.B59]/(1-[.B59]))))" office:value-type="float" office:value="0" calcext:value-type="float">
            <text:p>0</text:p>
          </table:table-cell>
          <table:table-cell table:formula="of:=IF([.B59]=0;0;IF([.B59]=1;1;[.C59]+0.503786482723489))" office:value-type="float" office:value="0" calcext:value-type="float">
            <text:p>0</text:p>
          </table:table-cell>
          <table:table-cell table:formula="of:=IF([.B59]=0;0;IF([.B59]=1;1;1/(1+EXP(-[.D59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=0;0;IF([.B60]=1;1;LN([.B60]/(1-[.B60]))))" office:value-type="float" office:value="0" calcext:value-type="float">
            <text:p>0</text:p>
          </table:table-cell>
          <table:table-cell table:formula="of:=IF([.B60]=0;0;IF([.B60]=1;1;[.C60]+0.503786482723489))" office:value-type="float" office:value="0" calcext:value-type="float">
            <text:p>0</text:p>
          </table:table-cell>
          <table:table-cell table:formula="of:=IF([.B60]=0;0;IF([.B60]=1;1;1/(1+EXP(-[.D60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817987" calcext:value-type="float">
            <text:p>8.18E-05</text:p>
          </table:table-cell>
          <table:table-cell table:formula="of:=IF([.B61]=0;0;IF([.B61]=1;1;LN([.B61]/(1-[.B61]))))" office:value-type="float" office:value="-9.4111674048567" calcext:value-type="float">
            <text:p>-9.4111674048567</text:p>
          </table:table-cell>
          <table:table-cell table:formula="of:=IF([.B61]=0;0;IF([.B61]=1;1;[.C61]+0.503786482723489))" office:value-type="float" office:value="-8.90738092213321" calcext:value-type="float">
            <text:p>-8.90738092213321</text:p>
          </table:table-cell>
          <table:table-cell table:formula="of:=IF([.B61]=0;0;IF([.B61]=1;1;1/(1+EXP(-[.D61]))))" office:value-type="float" office:value="0.000135367629535135" calcext:value-type="float">
            <text:p>0.00013536762953513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=0;0;IF([.B62]=1;1;LN([.B62]/(1-[.B62]))))" office:value-type="float" office:value="0" calcext:value-type="float">
            <text:p>0</text:p>
          </table:table-cell>
          <table:table-cell table:formula="of:=IF([.B62]=0;0;IF([.B62]=1;1;[.C62]+0.503786482723489))" office:value-type="float" office:value="0" calcext:value-type="float">
            <text:p>0</text:p>
          </table:table-cell>
          <table:table-cell table:formula="of:=IF([.B62]=0;0;IF([.B62]=1;1;1/(1+EXP(-[.D62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0;IF([.B63]=1;1;LN([.B63]/(1-[.B63]))))" office:value-type="float" office:value="0" calcext:value-type="float">
            <text:p>0</text:p>
          </table:table-cell>
          <table:table-cell table:formula="of:=IF([.B63]=0;0;IF([.B63]=1;1;[.C63]+0.503786482723489))" office:value-type="float" office:value="0" calcext:value-type="float">
            <text:p>0</text:p>
          </table:table-cell>
          <table:table-cell table:formula="of:=IF([.B63]=0;0;IF([.B63]=1;1;1/(1+EXP(-[.D63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685778" calcext:value-type="float">
            <text:p>6.86E-05</text:p>
          </table:table-cell>
          <table:table-cell table:formula="of:=IF([.B64]=0;0;IF([.B64]=1;1;LN([.B64]/(1-[.B64]))))" office:value-type="float" office:value="-9.58747311061591" calcext:value-type="float">
            <text:p>-9.58747311061591</text:p>
          </table:table-cell>
          <table:table-cell table:formula="of:=IF([.B64]=0;0;IF([.B64]=1;1;[.C64]+0.503786482723489))" office:value-type="float" office:value="-9.08368662789242" calcext:value-type="float">
            <text:p>-9.08368662789242</text:p>
          </table:table-cell>
          <table:table-cell table:formula="of:=IF([.B64]=0;0;IF([.B64]=1;1;1/(1+EXP(-[.D64]))))" office:value-type="float" office:value="0.000113489512766416" calcext:value-type="float">
            <text:p>0.000113489512766416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14195" calcext:value-type="float">
            <text:p>2.14E-09</text:p>
          </table:table-cell>
          <table:table-cell table:formula="of:=IF([.B65]=0;0;IF([.B65]=1;1;LN([.B65]/(1-[.B65]))))" office:value-type="float" office:value="-19.9615492057218" calcext:value-type="float">
            <text:p>-19.9615492057218</text:p>
          </table:table-cell>
          <table:table-cell table:formula="of:=IF([.B65]=0;0;IF([.B65]=1;1;[.C65]+0.503786482723489))" office:value-type="float" office:value="-19.4577627229983" calcext:value-type="float">
            <text:p>-19.4577627229983</text:p>
          </table:table-cell>
          <table:table-cell table:formula="of:=IF([.B65]=0;0;IF([.B65]=1;1;1/(1+EXP(-[.D65]))))" office:value-type="float" office:value="0.00000000354487575141" calcext:value-type="float">
            <text:p>3.54487575141345E-09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48893" calcext:value-type="float">
            <text:p>1.49E-05</text:p>
          </table:table-cell>
          <table:table-cell table:formula="of:=IF([.B66]=0;0;IF([.B66]=1;1;LN([.B66]/(1-[.B66]))))" office:value-type="float" office:value="-11.1148528343796" calcext:value-type="float">
            <text:p>-11.1148528343796</text:p>
          </table:table-cell>
          <table:table-cell table:formula="of:=IF([.B66]=0;0;IF([.B66]=1;1;[.C66]+0.503786482723489))" office:value-type="float" office:value="-10.6110663516562" calcext:value-type="float">
            <text:p>-10.6110663516562</text:p>
          </table:table-cell>
          <table:table-cell table:formula="of:=IF([.B66]=0;0;IF([.B66]=1;1;1/(1+EXP(-[.D66]))))" office:value-type="float" office:value="0.0000246411932491284" calcext:value-type="float">
            <text:p>2.46411932491284E-05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127605" calcext:value-type="float">
            <text:p>1.28E-08</text:p>
          </table:table-cell>
          <table:table-cell table:formula="of:=IF([.B67]=0;0;IF([.B67]=1;1;LN([.B67]/(1-[.B67]))))" office:value-type="float" office:value="-18.176911362084" calcext:value-type="float">
            <text:p>-18.176911362084</text:p>
          </table:table-cell>
          <table:table-cell table:formula="of:=IF([.B67]=0;0;IF([.B67]=1;1;[.C67]+0.503786482723489))" office:value-type="float" office:value="-17.6731248793605" calcext:value-type="float">
            <text:p>-17.6731248793605</text:p>
          </table:table-cell>
          <table:table-cell table:formula="of:=IF([.B67]=0;0;IF([.B67]=1;1;1/(1+EXP(-[.D67]))))" office:value-type="float" office:value="0.00000002111832055431" calcext:value-type="float">
            <text:p>2.11183205543131E-08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8409" calcext:value-type="float">
            <text:p>0.00038409</text:p>
          </table:table-cell>
          <table:table-cell table:formula="of:=IF([.B68]=0;0;IF([.B68]=1;1;LN([.B68]/(1-[.B68]))))" office:value-type="float" office:value="-7.86424949405662" calcext:value-type="float">
            <text:p>-7.86424949405662</text:p>
          </table:table-cell>
          <table:table-cell table:formula="of:=IF([.B68]=0;0;IF([.B68]=1;1;[.C68]+0.503786482723489))" office:value-type="float" office:value="-7.36046301133313" calcext:value-type="float">
            <text:p>-7.36046301133313</text:p>
          </table:table-cell>
          <table:table-cell table:formula="of:=IF([.B68]=0;0;IF([.B68]=1;1;1/(1+EXP(-[.D68]))))" office:value-type="float" office:value="0.000635499843757425" calcext:value-type="float">
            <text:p>0.000635499843757425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610938" calcext:value-type="float">
            <text:p>6.11E-07</text:p>
          </table:table-cell>
          <table:table-cell table:formula="of:=IF([.B69]=0;0;IF([.B69]=1;1;LN([.B69]/(1-[.B69]))))" office:value-type="float" office:value="-14.3082697449805" calcext:value-type="float">
            <text:p>-14.3082697449805</text:p>
          </table:table-cell>
          <table:table-cell table:formula="of:=IF([.B69]=0;0;IF([.B69]=1;1;[.C69]+0.503786482723489))" office:value-type="float" office:value="-13.804483262257" calcext:value-type="float">
            <text:p>-13.804483262257</text:p>
          </table:table-cell>
          <table:table-cell table:formula="of:=IF([.B69]=0;0;IF([.B69]=1;1;1/(1+EXP(-[.D69]))))" office:value-type="float" office:value="0.00000101108729814037" calcext:value-type="float">
            <text:p>1.01108729814037E-06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166448" calcext:value-type="float">
            <text:p>1.66E-07</text:p>
          </table:table-cell>
          <table:table-cell table:formula="of:=IF([.B70]=0;0;IF([.B70]=1;1;LN([.B70]/(1-[.B70]))))" office:value-type="float" office:value="-15.6085827221699" calcext:value-type="float">
            <text:p>-15.6085827221699</text:p>
          </table:table-cell>
          <table:table-cell table:formula="of:=IF([.B70]=0;0;IF([.B70]=1;1;[.C70]+0.503786482723489))" office:value-type="float" office:value="-15.1047962394464" calcext:value-type="float">
            <text:p>-15.1047962394464</text:p>
          </table:table-cell>
          <table:table-cell table:formula="of:=IF([.B70]=0;0;IF([.B70]=1;1;1/(1+EXP(-[.D70]))))" office:value-type="float" office:value="0.00000027546740847055" calcext:value-type="float">
            <text:p>2.75467408470551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676279" calcext:value-type="float">
            <text:p>6.76E-07</text:p>
          </table:table-cell>
          <table:table-cell table:formula="of:=IF([.B71]=0;0;IF([.B71]=1;1;LN([.B71]/(1-[.B71]))))" office:value-type="float" office:value="-14.206659447877" calcext:value-type="float">
            <text:p>-14.206659447877</text:p>
          </table:table-cell>
          <table:table-cell table:formula="of:=IF([.B71]=0;0;IF([.B71]=1;1;[.C71]+0.503786482723489))" office:value-type="float" office:value="-13.7028729651535" calcext:value-type="float">
            <text:p>-13.7028729651535</text:p>
          </table:table-cell>
          <table:table-cell table:formula="of:=IF([.B71]=0;0;IF([.B71]=1;1;1/(1+EXP(-[.D71]))))" office:value-type="float" office:value="0.0000011192249911376" calcext:value-type="float">
            <text:p>1.1192249911376E-06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129491" calcext:value-type="float">
            <text:p>1.29E-08</text:p>
          </table:table-cell>
          <table:table-cell table:formula="of:=IF([.B72]=0;0;IF([.B72]=1;1;LN([.B72]/(1-[.B72]))))" office:value-type="float" office:value="-18.1622395363364" calcext:value-type="float">
            <text:p>-18.1622395363364</text:p>
          </table:table-cell>
          <table:table-cell table:formula="of:=IF([.B72]=0;0;IF([.B72]=1;1;[.C72]+0.503786482723489))" office:value-type="float" office:value="-17.6584530536129" calcext:value-type="float">
            <text:p>-17.6584530536129</text:p>
          </table:table-cell>
          <table:table-cell table:formula="of:=IF([.B72]=0;0;IF([.B72]=1;1;1/(1+EXP(-[.D72]))))" office:value-type="float" office:value="0.00000002143044901501" calcext:value-type="float">
            <text:p>2.14304490150131E-08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444241" calcext:value-type="float">
            <text:p>4.44E-05</text:p>
          </table:table-cell>
          <table:table-cell table:formula="of:=IF([.B73]=0;0;IF([.B73]=1;1;LN([.B73]/(1-[.B73]))))" office:value-type="float" office:value="-10.0216840179052" calcext:value-type="float">
            <text:p>-10.0216840179052</text:p>
          </table:table-cell>
          <table:table-cell table:formula="of:=IF([.B73]=0;0;IF([.B73]=1;1;[.C73]+0.503786482723489))" office:value-type="float" office:value="-9.51789753518176" calcext:value-type="float">
            <text:p>-9.51789753518176</text:p>
          </table:table-cell>
          <table:table-cell table:formula="of:=IF([.B73]=0;0;IF([.B73]=1;1;1/(1+EXP(-[.D73]))))" office:value-type="float" office:value="0.0000735186783688717" calcext:value-type="float">
            <text:p>7.35186783688717E-0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545126" calcext:value-type="float">
            <text:p>5.45E-06</text:p>
          </table:table-cell>
          <table:table-cell table:formula="of:=IF([.B74]=0;0;IF([.B74]=1;1;LN([.B74]/(1-[.B74]))))" office:value-type="float" office:value="-12.1196583320746" calcext:value-type="float">
            <text:p>-12.1196583320746</text:p>
          </table:table-cell>
          <table:table-cell table:formula="of:=IF([.B74]=0;0;IF([.B74]=1;1;[.C74]+0.503786482723489))" office:value-type="float" office:value="-11.6158718493511" calcext:value-type="float">
            <text:p>-11.6158718493511</text:p>
          </table:table-cell>
          <table:table-cell table:formula="of:=IF([.B74]=0;0;IF([.B74]=1;1;1/(1+EXP(-[.D74]))))" office:value-type="float" office:value="0.00000902167203744309" calcext:value-type="float">
            <text:p>9.02167203744309E-06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13971" calcext:value-type="float">
            <text:p>2.14E-06</text:p>
          </table:table-cell>
          <table:table-cell table:formula="of:=IF([.B75]=0;0;IF([.B75]=1;1;LN([.B75]/(1-[.B75]))))" office:value-type="float" office:value="-13.0548381124198" calcext:value-type="float">
            <text:p>-13.0548381124198</text:p>
          </table:table-cell>
          <table:table-cell table:formula="of:=IF([.B75]=0;0;IF([.B75]=1;1;[.C75]+0.503786482723489))" office:value-type="float" office:value="-12.5510516296963" calcext:value-type="float">
            <text:p>-12.5510516296963</text:p>
          </table:table-cell>
          <table:table-cell table:formula="of:=IF([.B75]=0;0;IF([.B75]=1;1;1/(1+EXP(-[.D75]))))" office:value-type="float" office:value="0.00000354116364744315" calcext:value-type="float">
            <text:p>3.54116364744315E-06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407595" calcext:value-type="float">
            <text:p>4.08E-10</text:p>
          </table:table-cell>
          <table:table-cell table:formula="of:=IF([.B76]=0;0;IF([.B76]=1;1;LN([.B76]/(1-[.B76]))))" office:value-type="float" office:value="-21.620747081176" calcext:value-type="float">
            <text:p>-21.620747081176</text:p>
          </table:table-cell>
          <table:table-cell table:formula="of:=IF([.B76]=0;0;IF([.B76]=1;1;[.C76]+0.503786482723489))" office:value-type="float" office:value="-21.1169605984525" calcext:value-type="float">
            <text:p>-21.1169605984525</text:p>
          </table:table-cell>
          <table:table-cell table:formula="of:=IF([.B76]=0;0;IF([.B76]=1;1;1/(1+EXP(-[.D76]))))" office:value-type="float" office:value="0.00000000067455992602" calcext:value-type="float">
            <text:p>6.74559926020067E-10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505931" calcext:value-type="float">
            <text:p>5.06E-05</text:p>
          </table:table-cell>
          <table:table-cell table:formula="of:=IF([.B77]=0;0;IF([.B77]=1;1;LN([.B77]/(1-[.B77]))))" office:value-type="float" office:value="-9.89164476022571" calcext:value-type="float">
            <text:p>-9.89164476022571</text:p>
          </table:table-cell>
          <table:table-cell table:formula="of:=IF([.B77]=0;0;IF([.B77]=1;1;[.C77]+0.503786482723489))" office:value-type="float" office:value="-9.38785827750222" calcext:value-type="float">
            <text:p>-9.38785827750222</text:p>
          </table:table-cell>
          <table:table-cell table:formula="of:=IF([.B77]=0;0;IF([.B77]=1;1;1/(1+EXP(-[.D77]))))" office:value-type="float" office:value="0.0000837275897117965" calcext:value-type="float">
            <text:p>8.37275897117965E-05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72866" calcext:value-type="float">
            <text:p>0.00172866</text:p>
          </table:table-cell>
          <table:table-cell table:formula="of:=IF([.B78]=0;0;IF([.B78]=1;1;LN([.B78]/(1-[.B78]))))" office:value-type="float" office:value="-6.35867858122121" calcext:value-type="float">
            <text:p>-6.35867858122121</text:p>
          </table:table-cell>
          <table:table-cell table:formula="of:=IF([.B78]=0;0;IF([.B78]=1;1;[.C78]+0.503786482723489))" office:value-type="float" office:value="-5.85489209849772" calcext:value-type="float">
            <text:p>-5.85489209849772</text:p>
          </table:table-cell>
          <table:table-cell table:formula="of:=IF([.B78]=0;0;IF([.B78]=1;1;1/(1+EXP(-[.D78]))))" office:value-type="float" office:value="0.0028576552170103" calcext:value-type="float">
            <text:p>0.0028576552170103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9702" calcext:value-type="float">
            <text:p>1.20E-05</text:p>
          </table:table-cell>
          <table:table-cell table:formula="of:=IF([.B79]=0;0;IF([.B79]=1;1;LN([.B79]/(1-[.B79]))))" office:value-type="float" office:value="-11.3330783598246" calcext:value-type="float">
            <text:p>-11.3330783598246</text:p>
          </table:table-cell>
          <table:table-cell table:formula="of:=IF([.B79]=0;0;IF([.B79]=1;1;[.C79]+0.503786482723489))" office:value-type="float" office:value="-10.8292918771011" calcext:value-type="float">
            <text:p>-10.8292918771011</text:p>
          </table:table-cell>
          <table:table-cell table:formula="of:=IF([.B79]=0;0;IF([.B79]=1;1;1/(1+EXP(-[.D79]))))" office:value-type="float" office:value="0.000019810237913954" calcext:value-type="float">
            <text:p>1.9810237913954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08217" calcext:value-type="float">
            <text:p>0.000108217</text:p>
          </table:table-cell>
          <table:table-cell table:formula="of:=IF([.B80]=0;0;IF([.B80]=1;1;LN([.B80]/(1-[.B80]))))" office:value-type="float" office:value="-9.13126386458649" calcext:value-type="float">
            <text:p>-9.13126386458649</text:p>
          </table:table-cell>
          <table:table-cell table:formula="of:=IF([.B80]=0;0;IF([.B80]=1;1;[.C80]+0.503786482723489))" office:value-type="float" office:value="-8.627477381863" calcext:value-type="float">
            <text:p>-8.627477381863</text:p>
          </table:table-cell>
          <table:table-cell table:formula="of:=IF([.B80]=0;0;IF([.B80]=1;1;1/(1+EXP(-[.D80]))))" office:value-type="float" office:value="0.000179083840026937" calcext:value-type="float">
            <text:p>0.000179083840026937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934373" calcext:value-type="float">
            <text:p>9.34E-06</text:p>
          </table:table-cell>
          <table:table-cell table:formula="of:=IF([.B81]=0;0;IF([.B81]=1;1;LN([.B81]/(1-[.B81]))))" office:value-type="float" office:value="-11.5807956840702" calcext:value-type="float">
            <text:p>-11.5807956840702</text:p>
          </table:table-cell>
          <table:table-cell table:formula="of:=IF([.B81]=0;0;IF([.B81]=1;1;[.C81]+0.503786482723489))" office:value-type="float" office:value="-11.0770092013467" calcext:value-type="float">
            <text:p>-11.0770092013467</text:p>
          </table:table-cell>
          <table:table-cell table:formula="of:=IF([.B81]=0;0;IF([.B81]=1;1;1/(1+EXP(-[.D81]))))" office:value-type="float" office:value="0.0000154635538860883" calcext:value-type="float">
            <text:p>1.54635538860883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9021" calcext:value-type="float">
            <text:p>1.90E-05</text:p>
          </table:table-cell>
          <table:table-cell table:formula="of:=IF([.B82]=0;0;IF([.B82]=1;1;LN([.B82]/(1-[.B82]))))" office:value-type="float" office:value="-10.8699479048127" calcext:value-type="float">
            <text:p>-10.8699479048127</text:p>
          </table:table-cell>
          <table:table-cell table:formula="of:=IF([.B82]=0;0;IF([.B82]=1;1;[.C82]+0.503786482723489))" office:value-type="float" office:value="-10.3661614220892" calcext:value-type="float">
            <text:p>-10.3661614220892</text:p>
          </table:table-cell>
          <table:table-cell table:formula="of:=IF([.B82]=0;0;IF([.B82]=1;1;1/(1+EXP(-[.D82]))))" office:value-type="float" office:value="0.0000314789055515004" calcext:value-type="float">
            <text:p>3.14789055515004E-05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206737" calcext:value-type="float">
            <text:p>2.07E-07</text:p>
          </table:table-cell>
          <table:table-cell table:formula="of:=IF([.B83]=0;0;IF([.B83]=1;1;LN([.B83]/(1-[.B83]))))" office:value-type="float" office:value="-15.3918181761543" calcext:value-type="float">
            <text:p>-15.3918181761543</text:p>
          </table:table-cell>
          <table:table-cell table:formula="of:=IF([.B83]=0;0;IF([.B83]=1;1;[.C83]+0.503786482723489))" office:value-type="float" office:value="-14.8880316934308" calcext:value-type="float">
            <text:p>-14.8880316934308</text:p>
          </table:table-cell>
          <table:table-cell table:formula="of:=IF([.B83]=0;0;IF([.B83]=1;1;1/(1+EXP(-[.D83]))))" office:value-type="float" office:value="0.00000034214471860389" calcext:value-type="float">
            <text:p>3.42144718603886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29038" calcext:value-type="float">
            <text:p>1.29E-06</text:p>
          </table:table-cell>
          <table:table-cell table:formula="of:=IF([.B84]=0;0;IF([.B84]=1;1;LN([.B84]/(1-[.B84]))))" office:value-type="float" office:value="-13.5605725189447" calcext:value-type="float">
            <text:p>-13.5605725189447</text:p>
          </table:table-cell>
          <table:table-cell table:formula="of:=IF([.B84]=0;0;IF([.B84]=1;1;[.C84]+0.503786482723489))" office:value-type="float" office:value="-13.0567860362213" calcext:value-type="float">
            <text:p>-13.0567860362213</text:p>
          </table:table-cell>
          <table:table-cell table:formula="of:=IF([.B84]=0;0;IF([.B84]=1;1;1/(1+EXP(-[.D84]))))" office:value-type="float" office:value="0.00000213554607368588" calcext:value-type="float">
            <text:p>2.13554607368588E-06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1618" calcext:value-type="float">
            <text:p>0.41618</text:p>
          </table:table-cell>
          <table:table-cell table:formula="of:=IF([.B85]=0;0;IF([.B85]=1;1;LN([.B85]/(1-[.B85]))))" office:value-type="float" office:value="-0.338474857156218" calcext:value-type="float">
            <text:p>-0.338474857156218</text:p>
          </table:table-cell>
          <table:table-cell table:formula="of:=IF([.B85]=0;0;IF([.B85]=1;1;[.C85]+0.503786482723489))" office:value-type="float" office:value="0.165311625567271" calcext:value-type="float">
            <text:p>0.165311625567271</text:p>
          </table:table-cell>
          <table:table-cell table:formula="of:=IF([.B85]=0;0;IF([.B85]=1;1;1/(1+EXP(-[.D85]))))" office:value-type="float" office:value="0.541234045695401" calcext:value-type="float">
            <text:p>0.541234045695401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19061" calcext:value-type="float">
            <text:p>0.00319061</text:p>
          </table:table-cell>
          <table:table-cell table:formula="of:=IF([.B86]=0;0;IF([.B86]=1;1;LN([.B86]/(1-[.B86]))))" office:value-type="float" office:value="-5.7443474470467" calcext:value-type="float">
            <text:p>-5.7443474470467</text:p>
          </table:table-cell>
          <table:table-cell table:formula="of:=IF([.B86]=0;0;IF([.B86]=1;1;[.C86]+0.503786482723489))" office:value-type="float" office:value="-5.24056096432321" calcext:value-type="float">
            <text:p>-5.24056096432321</text:p>
          </table:table-cell>
          <table:table-cell table:formula="of:=IF([.B86]=0;0;IF([.B86]=1;1;1/(1+EXP(-[.D86]))))" office:value-type="float" office:value="0.00526937105749272" calcext:value-type="float">
            <text:p>0.00526937105749272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16575" calcext:value-type="float">
            <text:p>8.17E-07</text:p>
          </table:table-cell>
          <table:table-cell table:formula="of:=IF([.B87]=0;0;IF([.B87]=1;1;LN([.B87]/(1-[.B87]))))" office:value-type="float" office:value="-14.0181462566983" calcext:value-type="float">
            <text:p>-14.0181462566983</text:p>
          </table:table-cell>
          <table:table-cell table:formula="of:=IF([.B87]=0;0;IF([.B87]=1;1;[.C87]+0.503786482723489))" office:value-type="float" office:value="-13.5143597739748" calcext:value-type="float">
            <text:p>-13.5143597739748</text:p>
          </table:table-cell>
          <table:table-cell table:formula="of:=IF([.B87]=0;0;IF([.B87]=1;1;1/(1+EXP(-[.D87]))))" office:value-type="float" office:value="0.00000135141127131943" calcext:value-type="float">
            <text:p>1.35141127131943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8]=0;0;IF([.B88]=1;1;LN([.B88]/(1-[.B88]))))" office:value-type="float" office:value="0" calcext:value-type="float">
            <text:p>0</text:p>
          </table:table-cell>
          <table:table-cell table:formula="of:=IF([.B88]=0;0;IF([.B88]=1;1;[.C88]+0.503786482723489))" office:value-type="float" office:value="0" calcext:value-type="float">
            <text:p>0</text:p>
          </table:table-cell>
          <table:table-cell table:formula="of:=IF([.B88]=0;0;IF([.B88]=1;1;1/(1+EXP(-[.D88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47415" calcext:value-type="float">
            <text:p>0.000247415</text:p>
          </table:table-cell>
          <table:table-cell table:formula="of:=IF([.B89]=0;0;IF([.B89]=1;1;LN([.B89]/(1-[.B89]))))" office:value-type="float" office:value="-8.3041960236739" calcext:value-type="float">
            <text:p>-8.3041960236739</text:p>
          </table:table-cell>
          <table:table-cell table:formula="of:=IF([.B89]=0;0;IF([.B89]=1;1;[.C89]+0.503786482723489))" office:value-type="float" office:value="-7.80040954095041" calcext:value-type="float">
            <text:p>-7.80040954095041</text:p>
          </table:table-cell>
          <table:table-cell table:formula="of:=IF([.B89]=0;0;IF([.B89]=1;1;1/(1+EXP(-[.D89]))))" office:value-type="float" office:value="0.000409399533458811" calcext:value-type="float">
            <text:p>0.0004093995334588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0]=0;0;IF([.B90]=1;1;LN([.B90]/(1-[.B90]))))" office:value-type="float" office:value="0" calcext:value-type="float">
            <text:p>0</text:p>
          </table:table-cell>
          <table:table-cell table:formula="of:=IF([.B90]=0;0;IF([.B90]=1;1;[.C90]+0.503786482723489))" office:value-type="float" office:value="0" calcext:value-type="float">
            <text:p>0</text:p>
          </table:table-cell>
          <table:table-cell table:formula="of:=IF([.B90]=0;0;IF([.B90]=1;1;1/(1+EXP(-[.D90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27052" calcext:value-type="float">
            <text:p>2.71E-05</text:p>
          </table:table-cell>
          <table:table-cell table:formula="of:=IF([.B91]=0;0;IF([.B91]=1;1;LN([.B91]/(1-[.B91]))))" office:value-type="float" office:value="-10.5177225658857" calcext:value-type="float">
            <text:p>-10.5177225658857</text:p>
          </table:table-cell>
          <table:table-cell table:formula="of:=IF([.B91]=0;0;IF([.B91]=1;1;[.C91]+0.503786482723489))" office:value-type="float" office:value="-10.0139360831622" calcext:value-type="float">
            <text:p>-10.0139360831622</text:p>
          </table:table-cell>
          <table:table-cell table:formula="of:=IF([.B91]=0;0;IF([.B91]=1;1;1/(1+EXP(-[.D91]))))" office:value-type="float" office:value="0.0000447696164091773" calcext:value-type="float">
            <text:p>4.47696164091773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75567" calcext:value-type="float">
            <text:p>7.56E-05</text:p>
          </table:table-cell>
          <table:table-cell table:formula="of:=IF([.B92]=0;0;IF([.B92]=1;1;LN([.B92]/(1-[.B92]))))" office:value-type="float" office:value="-9.49041530815729" calcext:value-type="float">
            <text:p>-9.49041530815729</text:p>
          </table:table-cell>
          <table:table-cell table:formula="of:=IF([.B92]=0;0;IF([.B92]=1;1;[.C92]+0.503786482723489))" office:value-type="float" office:value="-8.9866288254338" calcext:value-type="float">
            <text:p>-8.9866288254338</text:p>
          </table:table-cell>
          <table:table-cell table:formula="of:=IF([.B92]=0;0;IF([.B92]=1;1;1/(1+EXP(-[.D92]))))" office:value-type="float" office:value="0.000125055378767276" calcext:value-type="float">
            <text:p>0.000125055378767276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199646" calcext:value-type="float">
            <text:p>2.00E-06</text:p>
          </table:table-cell>
          <table:table-cell table:formula="of:=IF([.B93]=0;0;IF([.B93]=1;1;LN([.B93]/(1-[.B93]))))" office:value-type="float" office:value="-13.1241329492432" calcext:value-type="float">
            <text:p>-13.1241329492432</text:p>
          </table:table-cell>
          <table:table-cell table:formula="of:=IF([.B93]=0;0;IF([.B93]=1;1;[.C93]+0.503786482723489))" office:value-type="float" office:value="-12.6203464665197" calcext:value-type="float">
            <text:p>-12.6203464665197</text:p>
          </table:table-cell>
          <table:table-cell table:formula="of:=IF([.B93]=0;0;IF([.B93]=1;1;1/(1+EXP(-[.D93]))))" office:value-type="float" office:value="0.00000330408898350657" calcext:value-type="float">
            <text:p>3.30408898350657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0;IF([.B94]=1;1;LN([.B94]/(1-[.B94]))))" office:value-type="float" office:value="0" calcext:value-type="float">
            <text:p>0</text:p>
          </table:table-cell>
          <table:table-cell table:formula="of:=IF([.B94]=0;0;IF([.B94]=1;1;[.C94]+0.503786482723489))" office:value-type="float" office:value="0" calcext:value-type="float">
            <text:p>0</text:p>
          </table:table-cell>
          <table:table-cell table:formula="of:=IF([.B94]=0;0;IF([.B94]=1;1;1/(1+EXP(-[.D94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5]=0;0;IF([.B95]=1;1;LN([.B95]/(1-[.B95]))))" office:value-type="float" office:value="0" calcext:value-type="float">
            <text:p>0</text:p>
          </table:table-cell>
          <table:table-cell table:formula="of:=IF([.B95]=0;0;IF([.B95]=1;1;[.C95]+0.503786482723489))" office:value-type="float" office:value="0" calcext:value-type="float">
            <text:p>0</text:p>
          </table:table-cell>
          <table:table-cell table:formula="of:=IF([.B95]=0;0;IF([.B95]=1;1;1/(1+EXP(-[.D95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96761" calcext:value-type="float">
            <text:p>0.000196761</text:p>
          </table:table-cell>
          <table:table-cell table:formula="of:=IF([.B96]=0;0;IF([.B96]=1;1;LN([.B96]/(1-[.B96]))))" office:value-type="float" office:value="-8.53332398335626" calcext:value-type="float">
            <text:p>-8.53332398335626</text:p>
          </table:table-cell>
          <table:table-cell table:formula="of:=IF([.B96]=0;0;IF([.B96]=1;1;[.C96]+0.503786482723489))" office:value-type="float" office:value="-8.02953750063277" calcext:value-type="float">
            <text:p>-8.02953750063277</text:p>
          </table:table-cell>
          <table:table-cell table:formula="of:=IF([.B96]=0;0;IF([.B96]=1;1;1/(1+EXP(-[.D96]))))" office:value-type="float" office:value="0.000325592764408961" calcext:value-type="float">
            <text:p>0.000325592764408961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77765" calcext:value-type="float">
            <text:p>0.000177765</text:p>
          </table:table-cell>
          <table:table-cell table:formula="of:=IF([.B97]=0;0;IF([.B97]=1;1;LN([.B97]/(1-[.B97]))))" office:value-type="float" office:value="-8.63487032385368" calcext:value-type="float">
            <text:p>-8.63487032385368</text:p>
          </table:table-cell>
          <table:table-cell table:formula="of:=IF([.B97]=0;0;IF([.B97]=1;1;[.C97]+0.503786482723489))" office:value-type="float" office:value="-8.13108384113019" calcext:value-type="float">
            <text:p>-8.13108384113019</text:p>
          </table:table-cell>
          <table:table-cell table:formula="of:=IF([.B97]=0;0;IF([.B97]=1;1;1/(1+EXP(-[.D97]))))" office:value-type="float" office:value="0.000294162551559382" calcext:value-type="float">
            <text:p>0.000294162551559382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88003" calcext:value-type="float">
            <text:p>0.00288003</text:p>
          </table:table-cell>
          <table:table-cell table:formula="of:=IF([.B98]=0;0;IF([.B98]=1;1;LN([.B98]/(1-[.B98]))))" office:value-type="float" office:value="-5.84707038295536" calcext:value-type="float">
            <text:p>-5.84707038295536</text:p>
          </table:table-cell>
          <table:table-cell table:formula="of:=IF([.B98]=0;0;IF([.B98]=1;1;[.C98]+0.503786482723489))" office:value-type="float" office:value="-5.34328390023187" calcext:value-type="float">
            <text:p>-5.34328390023187</text:p>
          </table:table-cell>
          <table:table-cell table:formula="of:=IF([.B98]=0;0;IF([.B98]=1;1;1/(1+EXP(-[.D98]))))" office:value-type="float" office:value="0.00475740627725844" calcext:value-type="float">
            <text:p>0.004757406277258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9]=0;0;IF([.B99]=1;1;LN([.B99]/(1-[.B99]))))" office:value-type="float" office:value="0" calcext:value-type="float">
            <text:p>0</text:p>
          </table:table-cell>
          <table:table-cell table:formula="of:=IF([.B99]=0;0;IF([.B99]=1;1;[.C99]+0.503786482723489))" office:value-type="float" office:value="0" calcext:value-type="float">
            <text:p>0</text:p>
          </table:table-cell>
          <table:table-cell table:formula="of:=IF([.B99]=0;0;IF([.B99]=1;1;1/(1+EXP(-[.D99]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30752" calcext:value-type="float">
            <text:p>0.00530752</text:p>
          </table:table-cell>
          <table:table-cell table:formula="of:=IF([.B100]=0;0;IF([.B100]=1;1;LN([.B100]/(1-[.B100]))))" office:value-type="float" office:value="-5.23330894122078" calcext:value-type="float">
            <text:p>-5.23330894122078</text:p>
          </table:table-cell>
          <table:table-cell table:formula="of:=IF([.B100]=0;0;IF([.B100]=1;1;[.C100]+0.503786482723489))" office:value-type="float" office:value="-4.72952245849729" calcext:value-type="float">
            <text:p>-4.72952245849729</text:p>
          </table:table-cell>
          <table:table-cell table:formula="of:=IF([.B100]=0;0;IF([.B100]=1;1;1/(1+EXP(-[.D100]))))" office:value-type="float" office:value="0.00875338861702476" calcext:value-type="float">
            <text:p>0.00875338861702476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84653" calcext:value-type="float">
            <text:p>1.85E-06</text:p>
          </table:table-cell>
          <table:table-cell table:formula="of:=IF([.B101]=0;0;IF([.B101]=1;1;LN([.B101]/(1-[.B101]))))" office:value-type="float" office:value="-13.2022005093004" calcext:value-type="float">
            <text:p>-13.2022005093004</text:p>
          </table:table-cell>
          <table:table-cell table:formula="of:=IF([.B101]=0;0;IF([.B101]=1;1;[.C101]+0.503786482723489))" office:value-type="float" office:value="-12.6984140265769" calcext:value-type="float">
            <text:p>-12.6984140265769</text:p>
          </table:table-cell>
          <table:table-cell table:formula="of:=IF([.B101]=0;0;IF([.B101]=1;1;1/(1+EXP(-[.D101]))))" office:value-type="float" office:value="0.00000305595906246304" calcext:value-type="float">
            <text:p>3.05595906246304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665607311992235" calcext:value-type="float">
            <text:p>0.00665607311992235</text:p>
          </table:table-cell>
          <table:table-cell table:style-name="ce3" table:formula="of:=AVERAGE([.C2:.C101])" office:value-type="float" office:value="-9.12073122584822" calcext:value-type="float">
            <text:p>-9.12073122584822</text:p>
          </table:table-cell>
          <table:table-cell table:style-name="ce3" table:formula="of:=AVERAGE([.D2:.D101])" office:value-type="float" office:value="-8.70258844518772" calcext:value-type="float">
            <text:p>-8.70258844518772</text:p>
          </table:table-cell>
          <table:table-cell table:style-name="ce3" table:formula="of:=AVERAGE([.E2:.E101])" office:value-type="float" office:value="0.00942161781623437" calcext:value-type="float">
            <text:p>0.00942161781623437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7:00:05.340462466</dc:date>
    <meta:editing-duration>PT3H17M6S</meta:editing-duration>
    <meta:editing-cycles>27</meta:editing-cycles>
    <meta:generator>LibreOffice/7.3.7.2$Linux_X86_64 LibreOffice_project/30$Build-2</meta:generator>
    <meta:document-statistic meta:table-count="1" meta:cell-count="510" meta:object-count="0"/>
  </office:meta>
</office:document-meta>
</file>